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2abb87" officeooo:paragraph-rsid="002abb87" style:font-size-asian="13pt" style:font-weight-asian="normal" style:font-size-complex="13pt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5" style:family="text">
      <style:text-properties officeooo:rsid="000c79cd"/>
    </style:style>
    <style:style style:name="T6" style:family="text">
      <style:text-properties officeooo:rsid="000d9c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VENTURES</text:p>
      <text:p text:style-name="P4">• Inline functions</text:p>
      <text:p text:style-name="P4">• Reference variables</text:p>
      <text:p text:style-name="P4">• How to pass function arguments by reference</text:p>
      <text:p text:style-name="P4">• Default arguments</text:p>
      <text:p text:style-name="P4">• Function overloading</text:p>
      <text:p text:style-name="P4">• Function templates</text:p>
      <text:p text:style-name="P4">• Function template specializations</text:p>
      <text:p text:style-name="P1"/>
      <text:p text:style-name="P4">The new features include <text:span text:style-name="T4">inline functions</text:span>, <text:span text:style-name="T4">by-reference variable passing</text:span>, <text:span text:style-name="T4">default argument</text:span> values, <text:span text:style-name="T4">function overloading</text:span> (polymorphism), and <text:span text:style-name="T4">template functions</text:span>.</text:p>
      <text:p text:style-name="P4"/>
      <text:p text:style-name="P3">C++ Inline Functions</text:p>
      <text:p text:style-name="P4">Inline functions are a C++ enhancement designed to speed up programs. With inline code, the program doesn’t have to jump to another location to execute the code and then jump back. <text:span text:style-name="T5">Y</text:span>ou are now saving a large portion of a relatively quick process. <text:span text:style-name="T6">R</text:span>ecursion is not allowed or indeed possible for inline functions.</text:p>
      <text:p text:style-name="P4"/>
      <text:p text:style-name="P3">Reference Variables</text:p>
      <text:p text:style-name="P4">A reference is a name that acts as an <text:span text:style-name="T4">alias</text:span>, or an alternative name, for a previously defined variable.</text:p>
      <text:p text:style-name="P4"/>
      <text:p text:style-name="P3">Creating a Reference Variable</text:p>
      <text:p text:style-name="P3"/>
      <text:p text:style-name="P4">int rats;</text:p>
      <text:p text:style-name="P4">int &amp; rodents = rats; // makes rodents an alias for rats</text:p>
      <text:p text:style-name="P4"/>
      <text:p text:style-name="P4">In this context, &amp; is not the address operator. Instead, it serves as part of the type identifier.</text:p>
      <text:p text:style-name="P4">Just as char * in a declaration means pointer-to- char , int &amp; means reference-to- int .</text:p>
      <text:p text:style-name="P4"/>
      <text:p text:style-name="P4">int rats = 101;</text:p>
      <text:p text:style-name="P4">int &amp; rodents = rats; <text:s text:c="2"/>// rodents a reference</text:p>
      <text:p text:style-name="P4">int * prats = &amp;rats; <text:s text:c="2"/>// prats a pointer</text:p>
      <text:p text:style-name="P4"/>
      <text:p text:style-name="P4">Then, you could use the expressions rodents and *prats interchangeably with rats and use the expressions &amp;rodents and prats interchangeably with &amp;rats . For one, it is necessary to initialize the reference when you declare it; you can’t declare the reference and then assign it a value later the way you can with a pointer:</text:p>
      <text:p text:style-name="P4"/>
      <text:p text:style-name="P4">int rats = 101;</text:p>
      <text:p text:style-name="P4">int * pt = &amp;rats;</text:p>
      <text:p text:style-name="P4">int &amp; rodents = *pt;</text:p>
      <text:p text:style-name="P4">int bunnies = 50;</text:p>
      <text:p text:style-name="P4">pt = &amp;bunnies;</text:p>
      <text:p text:style-name="P4"/>
      <text:p text:style-name="P3"><text:soft-page-break/>References as Function Parameters</text:p>
      <text:p text:style-name="P4">Most often, references are used as function parameters, making a variable name in a function an alias for a variable in the calling program.</text:p>
      <text:p text:style-name="P4"/>
      <text:p text:style-name="P3">Reference Properties and Oddities</text:p>
      <text:p text:style-name="P4"/>
      <text:p text:style-name="P3">Temporary Variables, Reference Arguments, and const</text:p>
      <text:p text:style-name="P4">C++ can generate a temporary variable if the actual argument doesn’t match a reference argument. Currently, C++ permits this only if the argument is a const reference.</text:p>
      <text:p text:style-name="P4"/>
      <text:p text:style-name="P4">First, when is a temporary variable created? Provided that the reference parameter is a const ,</text:p>
      <text:p text:style-name="P4">the compiler generates a temporary variable in two kinds of situations:</text:p>
      <text:p text:style-name="P4"/>
      <text:p text:style-name="P4">• When the actual argument is the correct type but isn’t an lvalue</text:p>
      <text:p text:style-name="P4">• When the actual argument is of the wrong type, but it’s of a type that can be converted</text:p>
      <text:p text:style-name="P4">to the correct type.</text:p>
      <text:p text:style-name="P4"/>
      <text:p text:style-name="P4">the compiler generates a temporary, anonymous variable and makes ra refer to it. These temporary variables last for the duration of the function call, but then the compiler is free to dump them.</text:p>
      <text:p text:style-name="P4"/>
      <text:p text:style-name="P3">Using References with a Structure</text:p>
      <text:p text:style-name="P4">References work wonderfully with structures and classes. Indeed, references were introduced primarily for use with these types, not for use with the basic built-in types. There are some cautions to note, and often it is best to make the returned reference a const . Returning a reference, however, means that the calling program accesses the return value directly, without there being a copy.</text:p>
      <text:p text:style-name="P4"/>
      <text:p text:style-name="P4"><text:span text:style-name="T2">A function that returns a reference is actually an alias for the referred-to variable</text:span>.</text:p>
      <text:p text:style-name="P4"/>
      <text:p text:style-name="P4">The third new area is that the program uses the function call to access a structure member:</text:p>
      <text:p text:style-name="P4"/>
      <text:p text:style-name="P4">cout &lt;&lt; “use(looper): “ &lt;&lt; use(looper).used &lt;&lt; “ use(s)\n”;</text:p>
      <text:p text:style-name="P4"/>
      <text:p text:style-name="P4"><text:span text:style-name="T2">Because use() returns a reference to looper</text:span> , this line has the same effect as the following two:</text:p>
      <text:p text:style-name="P4"/>
      <text:p text:style-name="P4">use(looper);</text:p>
      <text:p text:style-name="P4">cout &lt;&lt; “use(looper): “ &lt;&lt; looper.used &lt;&lt; “ use(s)\n”;</text:p>
      <text:p text:style-name="P4"/>
      <text:p text:style-name="P4">The notation use(looper).used accesses the used member of looper . If the function returned a structure instead of a reference to a structure, the code would access the used member of the temporary return copy of looper .</text:p>
      <text:p text:style-name="P4"/>
      <text:p text:style-name="P3">Being Careful About What a Return Reference Refers To</text:p>
      <text:p text:style-name="P4">Similarly, you should avoid returning pointers to such temporary variables.</text:p>
      <text:p text:style-name="P4"><text:soft-page-break/>The simplest way to avoid this problem is to return a reference that was passed as an argument</text:p>
      <text:p text:style-name="P4">to the function.</text:p>
      <text:p text:style-name="P4"/>
      <text:p text:style-name="P4">const sysop &amp; clone(sysop &amp; sysopref)</text:p>
      <text:p text:style-name="P4">{</text:p>
      <text:p text:style-name="P4"><text:tab/>sysop * psysop = new sysop;</text:p>
      <text:p text:style-name="P4"><text:tab/>*psysop = sysopref; <text:s text:c="7"/>// copy info</text:p>
      <text:p text:style-name="P4"><text:tab/>return *psysop; <text:s text:c="14"/>// return reference to copy</text:p>
      <text:p text:style-name="P4">}</text:p>
      <text:p text:style-name="P4"/>
      <text:p text:style-name="P4">sysop &amp; jolly = clone(looper); <text:s/>// This makes jolly a reference to the new structure.</text:p>
      <text:p text:style-name="P4"/>
      <text:p text:style-name="P3">Why Use const with a Reference Return?</text:p>
      <text:p text:style-name="P4">It doesn’t mean that the sysop structure itself is const ; it just means that you can’t use the return value directly to modify the structure.</text:p>
      <text:p text:style-name="P4"/>
      <text:p text:style-name="P3">Using References with a Class Object</text:p>
      <text:p text:style-name="P4">temporary return location.</text:p>
      <text:p text:style-name="P4"/>
      <text:p text:style-name="P3">Another Object Lesson: Objects, Inheritance, and References</text:p>
      <text:p text:style-name="P3"/>
      <text:p text:style-name="P3">When to Use Reference Arguments</text:p>
      <text:p text:style-name="P4">• To allow you to alter a data object in the calling function</text:p>
      <text:p text:style-name="P4">• To speed up a program by passing a reference instead of an entire data object</text:p>
      <text:p text:style-name="P4"/>
      <text:p text:style-name="P3">Real-World Note: What Is Name Decoration?</text:p>
      <text:p text:style-name="P4">How does C++ keep track of which overloaded function is which? It assigns a secret identity to each of these functions.</text:p>
      <text:p text:style-name="P4"/>
      <text:p text:style-name="P3">Function Templates</text:p>
      <text:p text:style-name="P4">A function template is a <text:span text:style-name="T4">generic function description</text:span>; that is, it defines a function in terms of a</text:p>
      <text:p text:style-name="P4">generic type for which a specific type, such as int or double , can be substituted. parameterized types.</text:p>
      <text:p text:style-name="P4"/>
      <text:p text:style-name="P4">template &lt;class Any&gt; // or typename Any</text:p>
      <text:p text:style-name="P4">void Swap(Any &amp;a, Any &amp;b);</text:p>
      <text:p text:style-name="P4"/>
      <text:p text:style-name="P5">int main()</text:p>
      <text:p text:style-name="P5">{</text:p>
      <text:p text:style-name="P5"><text:tab/>int i = 10;</text:p>
      <text:p text:style-name="P5"><text:tab/>int j = 20;</text:p>
      <text:p text:style-name="P5"><text:tab/>Swap(i,j);</text:p>
      <text:p text:style-name="P5"><text:tab/>return 0;</text:p>
      <text:p text:style-name="P5">}</text:p>
      <text:p text:style-name="P4"/>
      <text:p text:style-name="P4"><text:soft-page-break/>template &lt;class Any&gt; // or typename Any</text:p>
      <text:p text:style-name="P4">void Swap(Any &amp;a, Any &amp;b)</text:p>
      <text:p text:style-name="P4">{</text:p>
      <text:p text:style-name="P4"><text:tab/>Any temp; <text:s text:c="3"/>// temp a variable of type Any</text:p>
      <text:p text:style-name="P4"><text:tab/>temp = a;</text:p>
      <text:p text:style-name="P4"><text:tab/>a = b;</text:p>
      <text:p text:style-name="P4"><text:tab/>b = temp;</text:p>
      <text:p text:style-name="P4">}</text:p>
      <text:p text:style-name="P4"/>
      <text:p text:style-name="P3">Overloaded Templates</text:p>
      <text:p text:style-name="P4">You use templates when you need functions that apply the same algorithm to a variety of types.</text:p>
      <text:p text:style-name="P4">To handle this possibility, you can overload template definitions, just as you overload regular function definitions.</text:p>
      <text:p text:style-name="P4"/>
      <text:p text:style-name="P4">template &lt;class Any&gt; <text:s text:c="14"/>// original template</text:p>
      <text:p text:style-name="P4">void Swap(Any &amp;a, Any &amp;b);</text:p>
      <text:p text:style-name="P4"/>
      <text:p text:style-name="P4">template &lt;class Any&gt; <text:s text:c="12"/>// new template</text:p>
      <text:p text:style-name="P4">void Swap(Any *a, Any *b, int n);</text:p>
      <text:p text:style-name="P4"/>
      <text:p text:style-name="P3">Explicit Specializat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03:08.831188655</meta:creation-date>
    <dc:date>2019-01-13T14:42:44.715712276</dc:date>
    <meta:editing-duration>PT15S</meta:editing-duration>
    <meta:editing-cycles>1</meta:editing-cycles>
    <meta:document-statistic meta:table-count="0" meta:image-count="0" meta:object-count="0" meta:page-count="4" meta:paragraph-count="96" meta:word-count="959" meta:character-count="5612" meta:non-whitespace-character-count="4683"/>
    <meta:generator>LibreOffice/6.0.6.2$Linux_X86_64 LibreOffice_project/00m0$Build-2</meta:generator>
  </office:meta>
</office:document-meta>
</file>